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lain_20_Text">
      <style:text-properties style:font-name="Courier New" style:font-name-complex="Courier New1"/>
    </style:style>
    <style:style style:name="P2" style:family="paragraph" style:parent-style-name="Plain_20_Text">
      <style:paragraph-properties fo:text-align="justify" style:justify-single-word="false"/>
      <style:text-properties style:font-name="Courier New" style:font-name-complex="Courier New1"/>
    </style:style>
    <style:style style:name="P3" style:family="paragraph" style:parent-style-name="Plain_20_Text">
      <style:text-properties style:font-name="Courier New" fo:font-weight="bold" style:font-weight-asian="bold" style:font-name-complex="Courier New1"/>
    </style:style>
    <style:style style:name="P4" style:family="paragraph" style:parent-style-name="Plain_20_Text">
      <style:paragraph-properties fo:text-align="justify" style:justify-single-word="false"/>
      <style:text-properties style:font-name="Courier New" fo:font-weight="bold" style:font-weight-asian="bold" style:font-name-complex="Courier New1"/>
    </style:style>
    <style:style style:name="P5" style:family="paragraph" style:parent-style-name="Plain_20_Text">
      <style:paragraph-properties fo:text-align="justify" style:justify-single-word="false"/>
    </style:style>
    <style:style style:name="P6" style:family="paragraph" style:parent-style-name="Plain_20_Text">
      <style:text-properties fo:color="#c9211e" loext:opacity="100%"/>
    </style:style>
    <style:style style:name="T1" style:family="text">
      <style:text-properties style:font-name="Courier New" style:font-name-complex="Courier New1"/>
    </style:style>
    <style:style style:name="T2" style:family="text">
      <style:text-properties style:font-name="Courier New" officeooo:rsid="00048fef" style:font-name-complex="Courier New1"/>
    </style:style>
    <style:style style:name="T3" style:family="text">
      <style:text-properties style:font-name="Courier New" officeooo:rsid="0004980f" style:font-name-complex="Courier New1"/>
    </style:style>
    <style:style style:name="T4" style:family="text">
      <style:text-properties style:font-name="Courier New" fo:font-weight="bold" style:font-weight-asian="bold"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text:span text:style-name="T1">Download hive tar</text:span></text:p>
      <text:p text:style-name="Plain_20_Text"><text:span text:style-name="T1"><text:s/>Unzip tar, rename</text:span></text:p>
      <text:p text:style-name="Plain_20_Text"><text:span text:style-name="T1">Edit bashrc- add export HIVE_HOME=/home/stud/Downloads/hive</text:span></text:p>
      <text:p text:style-name="Plain_20_Text"><text:span text:style-name="T1">start hadoop services</text:span></text:p>
      <text:p text:style-name="Plain_20_Text"><text:span text:style-name="T1">go to hadoop/bin and make 2 dir</text:span></text:p>
      <text:p text:style-name="Plain_20_Text"><text:span text:style-name="T1">hdfs dfs -mkdir -p /user/hive/warehouse</text:span></text:p>
      <text:p text:style-name="Plain_20_Text"><text:span text:style-name="T1"><text:s/>hdfs dfs -mkdir -p /tmp/hive</text:span></text:p>
      <text:p text:style-name="Plain_20_Text"><text:span text:style-name="T1"><text:s/>hdfs dfs -chmod 777 /tmp</text:span></text:p>
      <text:p text:style-name="Plain_20_Text"><text:span text:style-name="T1"><text:s/>hdfs dfs -chmod 777 /user/hive/warehouse</text:span></text:p>
      <text:p text:style-name="Plain_20_Text"><text:span text:style-name="T1">hdfs dfs -chmod 777 /tmp/hive</text:span></text:p>
      <text:p text:style-name="Plain_20_Text"><text:span text:style-name="T1">go to hive/bin</text:span></text:p>
      <text:p text:style-name="Plain_20_Text"><text:span text:style-name="T1">cd..(come out from hadoop bin)</text:span></text:p>
      <text:p text:style-name="Plain_20_Text"><text:span text:style-name="T1">cd..(come out from hadoop)</text:span></text:p>
      <text:p text:style-name="Plain_20_Text"><text:span text:style-name="T1">cd hive/bin</text:span><text:span text:style-name="T3">create </text:span></text:p>
      <text:p text:style-name="Plain_20_Text"><text:span text:style-name="T1">ls</text:span></text:p>
      <text:p text:style-name="Plain_20_Text"><text:span text:style-name="T1">./schematool -initSchema -dbtype derby </text:span><text:span text:style-name="T2">(if this command does not work use below command)</text:span></text:p>
      <text:p text:style-name="P6"><text:span text:style-name="T2">(</text:span><text:span text:style-name="T1">$HIVE_HOME/bin/schematool -dbType derby -initSchema</text:span><text:span text:style-name="T2">)</text:span></text:p>
      <text:p text:style-name="P1"><text:bookmark text:name="_GoBack"/></text:p>
      <text:p text:style-name="P1"/>
      <text:p text:style-name="Plain_20_Text"><text:span text:style-name="T1"><text:tab/><text:tab/></text:span><text:span text:style-name="T4">output-</text:span></text:p>
      <text:p text:style-name="Plain_20_Text"><text:span text:style-name="T4"><text:tab/><text:tab/>Metastore connection URL:<text:tab/> jdbc:derby:;databaseName=metastore_db;create=true</text:span></text:p>
      <text:p text:style-name="Plain_20_Text"><text:span text:style-name="T4"><text:tab/><text:tab/>Metastore Connection Driver :<text:tab/> org.apache.derby.jdbc.EmbeddedDriver</text:span></text:p>
      <text:p text:style-name="Plain_20_Text"><text:span text:style-name="T4"><text:tab/><text:tab/>Metastore connection User:<text:tab/> APP</text:span></text:p>
      <text:p text:style-name="Plain_20_Text"><text:span text:style-name="T4"><text:tab/><text:tab/>Starting metastore schema initialization to 1.2.0</text:span></text:p>
      <text:p text:style-name="Plain_20_Text"><text:span text:style-name="T4"><text:tab/><text:tab/>Initialization script hive-schema-1.2.0.derby.sql</text:span></text:p>
      <text:p text:style-name="Plain_20_Text"><text:span text:style-name="T4"><text:tab/><text:tab/>Initialization script completed</text:span></text:p>
      <text:p text:style-name="Plain_20_Text"><text:span text:style-name="T4"><text:tab/><text:tab/>schemaTool completed</text:span></text:p>
      <text:p text:style-name="P1"/>
      <text:p text:style-name="Plain_20_Text"><text:span text:style-name="T1">ls</text:span></text:p>
      <text:p text:style-name="Plain_20_Text"><text:span text:style-name="T1">start hive terminal</text:span></text:p>
      <text:p text:style-name="Plain_20_Text"><text:span text:style-name="T1"><text:s/>./hive</text:span></text:p>
      <text:p text:style-name="P1"/>
      <text:p text:style-name="P5"><text:span text:style-name="T4">1.show databases;</text:span></text:p>
      <text:p text:style-name="P5"><text:span text:style-name="T4">2.create database d1;</text:span></text:p>
      <text:p text:style-name="P4"/>
      <text:p text:style-name="P5"><text:span text:style-name="T1"><text:s/></text:span><text:span text:style-name="T4">3.create table emp(ename string,esal int) row format delimited fields terminated by '_'stored as textfile;</text:span></text:p>
      <text:p text:style-name="P4"/>
      <text:p text:style-name="P5"><text:span text:style-name="T4">4.load data local inpath '/home/stud/Desktop/sample.txt' into table emp1;</text:span></text:p>
      <text:p text:style-name="P2"/>
      <text:p text:style-name="P2"/>
      <text:p text:style-name="P5"><text:span text:style-name="T4">5.create table flight(Year int, Month int, DayofMonth int, DayOfWeek int, DepTime <text:s/>int, CRSDepTime int, ArrTime int, CRSArrTime int, UniqueCarrier string, FlightNum int, TailNum string, ActualElapsedTime int, CRSElapsedTime int, AirTime int, ArrDelay int, DepDelay int, Origin string, Dest string, Distance int, TaxiIn int, TaxiOut int, Cancelled int, CancellationCode string, Diverted string, CarrierDelay int, WeatherDelay int, NASDelay int, <text:s/>SecurityDelay int, LateAircraftDelay int) row format delimited fields terminated by ',';</text:span></text:p>
      <text:p text:style-name="P2"/>
      <text:p text:style-name="P5"><text:soft-page-break/><text:span text:style-name="T4">6.load data local inpath '/home/stud/Downloads/flight_data.csv' into table flight;</text:span></text:p>
      <text:p text:style-name="P1"/>
      <text:p text:style-name="P1"/>
      <text:p text:style-name="Plain_20_Text"><text:span text:style-name="T1">####for External Table:</text:span></text:p>
      <text:p text:style-name="P1"/>
      <text:p text:style-name="Plain_20_Text"><text:span text:style-name="T4">7.</text:span><text:span text:style-name="T1">Open another terminal and execute following commands to <text:s/>copy csv file to hdfs</text:span></text:p>
      <text:p text:style-name="P3"/>
      <text:p text:style-name="Plain_20_Text"><text:span text:style-name="T4"><text:s/>hdfs dfs -mkdir /user/hive/flight</text:span></text:p>
      <text:p text:style-name="Plain_20_Text"><text:span text:style-name="T4"><text:s/>hdfs dfs -put /home/stud/Downloads/flight_ext.csv /user/hive/flight</text:span></text:p>
      <text:p text:style-name="Plain_20_Text"><text:span text:style-name="T4">hdfs dfs -ls /user/hive/flight</text:span></text:p>
      <text:p text:style-name="P3"/>
      <text:p text:style-name="P1"/>
      <text:p text:style-name="Plain_20_Text"><text:span text:style-name="T1">8.Go to hive terminal and create external table by specifying path:</text:span></text:p>
      <text:p text:style-name="P1"/>
      <text:p text:style-name="Plain_20_Text"><text:span text:style-name="T1"><text:s/></text:span><text:span text:style-name="T4">create external table flight_ext(Year int, Month int, DayofMonth int, DayOfWeek int, DepTime <text:s/>int, CRSDepTime int, ArrTime int, CRSArrTime int, UniqueCarrier string, FlightNum int, TailNum string, ActualElapsedTime int, CRSElapsedTime int, AirTime int, ArrDelay int, DepDelay int, Origin string, Dest string, Distance int, TaxiIn int, TaxiOut int, Cancelled int, CancellationCode string, Diverted string, CarrierDelay int, WeatherDelay int, NASDelay int, <text:s/>SecurityDelay int, LateAircraftDelay int) row format delimited fields terminated by ',' location '/user/hive/flight';</text:span></text:p>
      <text:p text:style-name="P1"/>
      <text:p text:style-name="Plain_20_Text"><text:span text:style-name="T1">***Command to find the details of table in hive:</text:span></text:p>
      <text:p text:style-name="P1"/>
      <text:p text:style-name="Plain_20_Text"><text:span text:style-name="T4">describe formatted table_name;</text:span></text:p>
      <text:p text:style-name="P1"/>
      <text:p text:style-name="Plain_20_Text"><text:span text:style-name="T1">Count the number of rows in table:</text:span></text:p>
      <text:p text:style-name="P1"/>
      <text:p text:style-name="Plain_20_Text"><text:span text:style-name="T4">select count(*) from flight_ext;</text:span></text:p>
      <text:p text:style-name="P1"/>
      <text:p text:style-name="Plain_20_Text"><text:span text:style-name="T1">****Join tables:</text:span></text:p>
      <text:p text:style-name="P1"/>
      <text:p text:style-name="Plain_20_Text"><text:span text:style-name="T4">create table flight_fare( FlightNum int, <text:s/>Fare int) row format delimited fields terminated by ',';</text:span></text:p>
      <text:p text:style-name="P1"/>
      <text:p text:style-name="Plain_20_Text"><text:span text:style-name="T4">load data local inpath '/home/stud/Downloads/flight_fare.csv' into table flight_fare;</text:span></text:p>
      <text:p text:style-name="P1"/>
      <text:p text:style-name="Plain_20_Text"><text:span text:style-name="T4">select flight.Origin, flight.Dest, flight_fare.fare from flight join flight_fare on flight.FlightNum=flight_fare.FlightNum;</text:span></text:p>
      <text:p text:style-name="P1"/>
      <text:p text:style-name="P1"/>
      <text:p text:style-name="Plain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lain_20_Text" style:display-name="Plain Text" style:family="paragraph" style:parent-style-name="Standard" loext:linked-style-name="Plain_20_Text_20_Char">
      <style:paragraph-properties fo:margin-top="0cm" fo:margin-bottom="0cm" style:contextual-spacing="false" fo:line-height="100%"/>
      <style:text-properties style:font-name="Consolas" fo:font-family="Consolas" style:font-family-generic="roman" style:font-pitch="variable" fo:font-size="10.5pt" style:font-size-asian="10.5pt" style:font-size-complex="10.5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fo:font-size="10.5pt"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648cm" fo:margin-right="2.64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meta:initial-creator>
    <meta:editing-cycles>5</meta:editing-cycles>
    <meta:creation-date>2022-05-02T05:58:00</meta:creation-date>
    <dc:date>2023-05-02T15:24:53.065767428</dc:date>
    <meta:editing-duration>PT54M37S</meta:editing-duration>
    <meta:generator>LibreOffice/7.3.7.2$Linux_X86_64 LibreOffice_project/30$Build-2</meta:generator>
    <meta:document-statistic meta:table-count="0" meta:image-count="0" meta:object-count="0" meta:page-count="2" meta:paragraph-count="49" meta:word-count="380" meta:character-count="3089" meta:non-whitespace-character-count="2723"/>
    <meta:user-defined meta:name="AppVersion">14.0000</meta:user-defined>
    <meta:template xlink:type="simple" xlink:actuate="onRequest" xlink:title="Normal" xlink:href=""/>
  </office:meta>
</office:document-meta>
</file>